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427A7EC8AF7F760D.jpg" manifest:media-type="image/jpeg"/>
  <manifest:file-entry manifest:full-path="Pictures/1000000000000670000008F15E9B1D36F54ABE80.jpg" manifest:media-type="image/jpeg"/>
  <manifest:file-entry manifest:full-path="Pictures/1000000000000670000008F12D86E176DBDDC07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5E9B1D36F54ABE80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427A7EC8AF7F760D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2D86E176DBDDC07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2-08T23:16:50.957000000</dc:date>
    <meta:editing-duration>PT1M9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